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31165</text:p>
          </table:table-cell>
          <table:table-cell office:value-type="string" calcext:value-type="string">
            <text:p>2025-1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712" calcext:value-type="float">
            <text:p>11.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65</text:p>
          </table:table-cell>
          <table:table-cell office:value-type="string" calcext:value-type="string">
            <text:p>2025-09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904" calcext:value-type="float">
            <text:p>11.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65</text:p>
          </table:table-cell>
          <table:table-cell office:value-type="string" calcext:value-type="string">
            <text:p>2025-06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236" calcext:value-type="float">
            <text:p>11.26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65</text:p>
          </table:table-cell>
          <table:table-cell office:value-type="string" calcext:value-type="string">
            <text:p>2025-03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664" calcext:value-type="float">
            <text:p>11.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65</text:p>
          </table:table-cell>
          <table:table-cell office:value-type="string" calcext:value-type="string">
            <text:p>2024-1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048" calcext:value-type="float">
            <text:p>11.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65</text:p>
          </table:table-cell>
          <table:table-cell office:value-type="string" calcext:value-type="string">
            <text:p>2024-05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284" calcext:value-type="float">
            <text:p>11.29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65</text:p>
          </table:table-cell>
          <table:table-cell office:value-type="string" calcext:value-type="string">
            <text:p>2024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856" calcext:value-type="float">
            <text:p>11.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65</text:p>
          </table:table-cell>
          <table:table-cell office:value-type="string" calcext:value-type="string">
            <text:p>2023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904" calcext:value-type="float">
            <text:p>11.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65</text:p>
          </table:table-cell>
          <table:table-cell office:value-type="string" calcext:value-type="string">
            <text:p>2023-08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096" calcext:value-type="float">
            <text:p>11.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65</text:p>
          </table:table-cell>
          <table:table-cell office:value-type="string" calcext:value-type="string">
            <text:p>2023-05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904" calcext:value-type="float">
            <text:p>11.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65</text:p>
          </table:table-cell>
          <table:table-cell office:value-type="string" calcext:value-type="string">
            <text:p>2023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808" calcext:value-type="float">
            <text:p>11.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65</text:p>
          </table:table-cell>
          <table:table-cell office:value-type="string" calcext:value-type="string">
            <text:p>2022-08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288" calcext:value-type="float">
            <text:p>11.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65</text:p>
          </table:table-cell>
          <table:table-cell office:value-type="string" calcext:value-type="string">
            <text:p>2022-05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952" calcext:value-type="float">
            <text:p>11.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65</text:p>
          </table:table-cell>
          <table:table-cell office:value-type="string" calcext:value-type="string">
            <text:p>2022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284" calcext:value-type="float">
            <text:p>11.29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65</text:p>
          </table:table-cell>
          <table:table-cell office:value-type="string" calcext:value-type="string">
            <text:p>2021-1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424" calcext:value-type="float">
            <text:p>11.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65</text:p>
          </table:table-cell>
          <table:table-cell office:value-type="string" calcext:value-type="string">
            <text:p>2021-08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952" calcext:value-type="float">
            <text:p>11.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65</text:p>
          </table:table-cell>
          <table:table-cell office:value-type="string" calcext:value-type="string">
            <text:p>2021-05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952" calcext:value-type="float">
            <text:p>11.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65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" calcext:value-type="float">
            <text:p>11.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65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616" calcext:value-type="float">
            <text:p>11.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65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712" calcext:value-type="float">
            <text:p>11.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65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096" calcext:value-type="float">
            <text:p>11.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65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922" calcext:value-type="float">
            <text:p>12.809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65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952" calcext:value-type="float">
            <text:p>11.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65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048" calcext:value-type="float">
            <text:p>11.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65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904" calcext:value-type="float">
            <text:p>11.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65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856" calcext:value-type="float">
            <text:p>11.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65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224" calcext:value-type="float">
            <text:p>14.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65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144" calcext:value-type="float">
            <text:p>11.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65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76" calcext:value-type="float">
            <text:p>11.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65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24" calcext:value-type="float">
            <text:p>11.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65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856" calcext:value-type="float">
            <text:p>11.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65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4656" calcext:value-type="float">
            <text:p>11.34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65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0668" calcext:value-type="float">
            <text:p>11.44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65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5384" calcext:value-type="float">
            <text:p>11.83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65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1672" calcext:value-type="float">
            <text:p>11.09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65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4328" calcext:value-type="float">
            <text:p>14.05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65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5824" calcext:value-type="float">
            <text:p>11.54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65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67" calcext:value-type="float">
            <text:p>11.69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65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396" calcext:value-type="float">
            <text:p>12.63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65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048" calcext:value-type="float">
            <text:p>11.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65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3024" calcext:value-type="float">
            <text:p>12.00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65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5304" calcext:value-type="float">
            <text:p>11.19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65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8412" calcext:value-type="float">
            <text:p>11.67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65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9768" calcext:value-type="float">
            <text:p>11.85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65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0916" calcext:value-type="float">
            <text:p>11.90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65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7064" calcext:value-type="float">
            <text:p>10.03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65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34" calcext:value-type="float">
            <text:p>11.96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65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3744" calcext:value-type="float">
            <text:p>13.95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65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9432" calcext:value-type="float">
            <text:p>12.21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65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3088" calcext:value-type="float">
            <text:p>11.75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65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6616" calcext:value-type="float">
            <text:p>11.78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65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6304" calcext:value-type="float">
            <text:p>11.57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65</text:p>
          </table:table-cell>
          <table:table-cell office:value-type="string" calcext:value-type="string">
            <text:p>200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9992" calcext:value-type="float">
            <text:p>12.88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65</text:p>
          </table:table-cell>
          <table:table-cell office:value-type="string" calcext:value-type="string">
            <text:p>200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48" calcext:value-type="float">
            <text:p>11.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65</text:p>
          </table:table-cell>
          <table:table-cell office:value-type="string" calcext:value-type="string">
            <text:p>200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3604" calcext:value-type="float">
            <text:p>12.833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65</text:p>
          </table:table-cell>
          <table:table-cell office:value-type="string" calcext:value-type="string">
            <text:p>200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0144" calcext:value-type="float">
            <text:p>11.82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65</text:p>
          </table:table-cell>
          <table:table-cell office:value-type="string" calcext:value-type="string">
            <text:p>200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6664" calcext:value-type="float">
            <text:p>14.45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65</text:p>
          </table:table-cell>
          <table:table-cell office:value-type="string" calcext:value-type="string">
            <text:p>200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8776" calcext:value-type="float">
            <text:p>13.82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65</text:p>
          </table:table-cell>
          <table:table-cell office:value-type="string" calcext:value-type="string">
            <text:p>200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0644" calcext:value-type="float">
            <text:p>12.01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65</text:p>
          </table:table-cell>
          <table:table-cell office:value-type="string" calcext:value-type="string">
            <text:p>200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2168" calcext:value-type="float">
            <text:p>12.01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65</text:p>
          </table:table-cell>
          <table:table-cell office:value-type="string" calcext:value-type="string">
            <text:p>200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7616" calcext:value-type="float">
            <text:p>12.16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65</text:p>
          </table:table-cell>
          <table:table-cell office:value-type="string" calcext:value-type="string">
            <text:p>200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4424" calcext:value-type="float">
            <text:p>11.77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65</text:p>
          </table:table-cell>
          <table:table-cell office:value-type="string" calcext:value-type="string">
            <text:p>200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0248" calcext:value-type="float">
            <text:p>11.89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65</text:p>
          </table:table-cell>
          <table:table-cell office:value-type="string" calcext:value-type="string">
            <text:p>200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0072" calcext:value-type="float">
            <text:p>12.26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65</text:p>
          </table:table-cell>
          <table:table-cell office:value-type="string" calcext:value-type="string">
            <text:p>200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4048" calcext:value-type="float">
            <text:p>11.81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65</text:p>
          </table:table-cell>
          <table:table-cell office:value-type="string" calcext:value-type="string">
            <text:p>200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344" calcext:value-type="float">
            <text:p>12.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65</text:p>
          </table:table-cell>
          <table:table-cell office:value-type="string" calcext:value-type="string">
            <text:p>200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6448" calcext:value-type="float">
            <text:p>11.96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65</text:p>
          </table:table-cell>
          <table:table-cell office:value-type="string" calcext:value-type="string">
            <text:p>200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2712" calcext:value-type="float">
            <text:p>11.79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65</text:p>
          </table:table-cell>
          <table:table-cell office:value-type="string" calcext:value-type="string">
            <text:p>200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0832" calcext:value-type="float">
            <text:p>11.99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65</text:p>
          </table:table-cell>
          <table:table-cell office:value-type="string" calcext:value-type="string">
            <text:p>200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2772" calcext:value-type="float">
            <text:p>12.272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65</text:p>
          </table:table-cell>
          <table:table-cell office:value-type="string" calcext:value-type="string">
            <text:p>200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3504" calcext:value-type="float">
            <text:p>12.03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65</text:p>
          </table:table-cell>
          <table:table-cell office:value-type="string" calcext:value-type="string">
            <text:p>200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34" calcext:value-type="float">
            <text:p>11.96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65</text:p>
          </table:table-cell>
          <table:table-cell office:value-type="string" calcext:value-type="string">
            <text:p>200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6968" calcext:value-type="float">
            <text:p>12.31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65</text:p>
          </table:table-cell>
          <table:table-cell office:value-type="string" calcext:value-type="string">
            <text:p>200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5488" calcext:value-type="float">
            <text:p>11.90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65</text:p>
          </table:table-cell>
          <table:table-cell office:value-type="string" calcext:value-type="string">
            <text:p>200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6344" calcext:value-type="float">
            <text:p>11.89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65</text:p>
          </table:table-cell>
          <table:table-cell office:value-type="string" calcext:value-type="string">
            <text:p>200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44" calcext:value-type="float">
            <text:p>12.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65</text:p>
          </table:table-cell>
          <table:table-cell office:value-type="string" calcext:value-type="string">
            <text:p>200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1352" calcext:value-type="float">
            <text:p>12.34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65</text:p>
          </table:table-cell>
          <table:table-cell office:value-type="string" calcext:value-type="string">
            <text:p>200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8432" calcext:value-type="float">
            <text:p>11.83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65</text:p>
          </table:table-cell>
          <table:table-cell office:value-type="string" calcext:value-type="string">
            <text:p>200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3296" calcext:value-type="float">
            <text:p>11.89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65</text:p>
          </table:table-cell>
          <table:table-cell office:value-type="string" calcext:value-type="string">
            <text:p>200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4544" calcext:value-type="float">
            <text:p>12.73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65</text:p>
          </table:table-cell>
          <table:table-cell office:value-type="string" calcext:value-type="string">
            <text:p>200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5384" calcext:value-type="float">
            <text:p>11.83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65</text:p>
          </table:table-cell>
          <table:table-cell office:value-type="string" calcext:value-type="string">
            <text:p>200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768" calcext:value-type="float">
            <text:p>11.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65</text:p>
          </table:table-cell>
          <table:table-cell office:value-type="string" calcext:value-type="string">
            <text:p>199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6344" calcext:value-type="float">
            <text:p>11.89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65</text:p>
          </table:table-cell>
          <table:table-cell office:value-type="string" calcext:value-type="string">
            <text:p>199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7784" calcext:value-type="float">
            <text:p>11.98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65</text:p>
          </table:table-cell>
          <table:table-cell office:value-type="string" calcext:value-type="string">
            <text:p>199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2336" calcext:value-type="float">
            <text:p>11.83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65</text:p>
          </table:table-cell>
          <table:table-cell office:value-type="string" calcext:value-type="string">
            <text:p>199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2272" calcext:value-type="float">
            <text:p>12.08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65</text:p>
          </table:table-cell>
          <table:table-cell office:value-type="string" calcext:value-type="string">
            <text:p>199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1104" calcext:value-type="float">
            <text:p>11.88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65</text:p>
          </table:table-cell>
          <table:table-cell office:value-type="string" calcext:value-type="string">
            <text:p>199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104" calcext:value-type="float">
            <text:p>12.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65</text:p>
          </table:table-cell>
          <table:table-cell office:value-type="string" calcext:value-type="string">
            <text:p>199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8264" calcext:value-type="float">
            <text:p>12.01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65</text:p>
          </table:table-cell>
          <table:table-cell office:value-type="string" calcext:value-type="string">
            <text:p>199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8784" calcext:value-type="float">
            <text:p>12.36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65</text:p>
          </table:table-cell>
          <table:table-cell office:value-type="string" calcext:value-type="string">
            <text:p>199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3296" calcext:value-type="float">
            <text:p>11.89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65</text:p>
          </table:table-cell>
          <table:table-cell office:value-type="string" calcext:value-type="string">
            <text:p>199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0832" calcext:value-type="float">
            <text:p>11.99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65</text:p>
          </table:table-cell>
          <table:table-cell office:value-type="string" calcext:value-type="string">
            <text:p>199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4736" calcext:value-type="float">
            <text:p>11.98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65</text:p>
          </table:table-cell>
          <table:table-cell office:value-type="string" calcext:value-type="string">
            <text:p>199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5968" calcext:value-type="float">
            <text:p>11.93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65</text:p>
          </table:table-cell>
          <table:table-cell office:value-type="string" calcext:value-type="string">
            <text:p>199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104" calcext:value-type="float">
            <text:p>12.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65</text:p>
          </table:table-cell>
          <table:table-cell office:value-type="string" calcext:value-type="string">
            <text:p>199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7784" calcext:value-type="float">
            <text:p>11.98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65</text:p>
          </table:table-cell>
          <table:table-cell office:value-type="string" calcext:value-type="string">
            <text:p>199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912" calcext:value-type="float">
            <text:p>12.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65</text:p>
          </table:table-cell>
          <table:table-cell office:value-type="string" calcext:value-type="string">
            <text:p>199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7344" calcext:value-type="float">
            <text:p>12.27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65</text:p>
          </table:table-cell>
          <table:table-cell office:value-type="string" calcext:value-type="string">
            <text:p>199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436" calcext:value-type="float">
            <text:p>12.02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65</text:p>
          </table:table-cell>
          <table:table-cell office:value-type="string" calcext:value-type="string">
            <text:p>199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864" calcext:value-type="float">
            <text:p>11.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65</text:p>
          </table:table-cell>
          <table:table-cell office:value-type="string" calcext:value-type="string">
            <text:p>199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0288" calcext:value-type="float">
            <text:p>12.21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65</text:p>
          </table:table-cell>
          <table:table-cell office:value-type="string" calcext:value-type="string">
            <text:p>199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2688" calcext:value-type="float">
            <text:p>12.36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65</text:p>
          </table:table-cell>
          <table:table-cell office:value-type="string" calcext:value-type="string">
            <text:p>199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4672" calcext:value-type="float">
            <text:p>12.23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65</text:p>
          </table:table-cell>
          <table:table-cell office:value-type="string" calcext:value-type="string">
            <text:p>198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7344" calcext:value-type="float">
            <text:p>12.27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65</text:p>
          </table:table-cell>
          <table:table-cell office:value-type="string" calcext:value-type="string">
            <text:p>198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4944" calcext:value-type="float">
            <text:p>12.12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65</text:p>
          </table:table-cell>
          <table:table-cell office:value-type="string" calcext:value-type="string">
            <text:p>198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7784" calcext:value-type="float">
            <text:p>11.98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65</text:p>
          </table:table-cell>
          <table:table-cell office:value-type="string" calcext:value-type="string">
            <text:p>198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2544" calcext:value-type="float">
            <text:p>11.97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65</text:p>
          </table:table-cell>
          <table:table-cell office:value-type="string" calcext:value-type="string">
            <text:p>198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7448" calcext:value-type="float">
            <text:p>12.34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65</text:p>
          </table:table-cell>
          <table:table-cell office:value-type="string" calcext:value-type="string">
            <text:p>198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3608" calcext:value-type="float">
            <text:p>12.10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65</text:p>
          </table:table-cell>
          <table:table-cell office:value-type="string" calcext:value-type="string">
            <text:p>198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2768" calcext:value-type="float">
            <text:p>13.00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6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702" meta:object-count="0"/>
    <meta:user-defined meta:name="AppVersion">3.0</meta:user-defined>
  </office:meta>
</office:document-meta>
</file>